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0000002B88A0EB0BB6941154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mono" draw:luminance="0%" draw:contrast="0%" draw:gamma="100%" draw:red="1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5.492cm" svg:x="0.982cm" svg:y="6.191cm">
          <draw:image xlink:href="Pictures/1000000000000370000002B88A0EB0BB6941154B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3-04T09:03:08.022000000</dc:date>
    <meta:editing-duration>PT1M39S</meta:editing-duration>
    <meta:editing-cycles>1</meta:editing-cycles>
    <meta:generator>LibreOffice/6.4.1.2$Windows_X86_64 LibreOffice_project/4d224e95b98b138af42a64d84056446d09082932</meta:generator>
    <meta:document-statistic meta:object-count="1"/>
  </office:meta>
</office:document-meta>
</file>